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 presentation:user-transformed="true">
          <draw:text-box>
            <text:p><text:span text:style-name="T1">Secure Shell Virtual Network Computing</text:span></text:p>
            <text:p><text:span text:style-name="T2">By John Lewis</text:span></text:p>
            <text:p><text:span text:style-name="T2">oflameo@yandex.com</text:span></text:p>
            <text:p><text:span text:style-name="T2">2017-05-02</text:span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Minimal Requirements</text:p>
          </draw:text-box>
        </draw:frame>
        <draw:frame presentation:style-name="pr4" draw:text-style-name="P1" draw:layer="layout" svg:width="25.199cm" svg:height="12.179cm" svg:x="1.4cm" svg:y="4.914cm" presentation:class="subtitle">
          <draw:text-box>
            <text:list text:style-name="L1">
              <text:list-item>
                <text:p text:style-name="P1">IPv4 Networking</text:p>
              </text:list-item>
              <text:list-item>
                <text:p text:style-name="P1">SSH-2 Client</text:p>
              </text:list-item>
              <text:list-item>
                <text:p text:style-name="P1">VNC Client</text:p>
              </text:list-item>
              <text:list-item>
                <text:p text:style-name="P1">2 PC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Recommended Requiremen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Pv4 Networking</text:p>
              </text:list-item>
              <text:list-item>
                <text:p text:style-name="P1">OpenSSH 6.7p1 or later or PuTTY 0.69 or later</text:p>
              </text:list-item>
              <text:list-item>
                <text:p text:style-name="P1">Remmina 1.1.0 or newer or 1.2.1.2 or newer</text:p>
              </text:list-item>
              <text:list-item>
                <text:p text:style-name="P1">Laptop Running</text:p>
                <text:list>
                  <text:list-item>
                    <text:p text:style-name="P1">Debian 8 or newer or Ubuntu 16.04 or newer</text:p>
                  </text:list-item>
                  <text:list-item>
                    <text:p text:style-name="P1">Windows 7 or newer</text:p>
                  </text:list-item>
                </text:list>
              </text:list-item>
              <text:list-item>
                <text:p text:style-name="P1">Raspberry Pi</text:p>
                <text:list>
                  <text:list-item>
                    <text:p text:style-name="P1">Class provided image on SD Car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2T07:27:09.601309623</meta:creation-date>
    <dc:date>2017-05-02T14:28:19.056902956</dc:date>
    <meta:editing-duration>PT1H50M52S</meta:editing-duration>
    <meta:editing-cycles>6</meta:editing-cycles>
    <meta:generator>LibreOffice/4.3.3.2$Linux_X86_64 LibreOffice_project/430m0$Build-2</meta:generator>
    <meta:document-statistic meta:object-count="32"/>
  </office:meta>
</office:document-meta>
</file>